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754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754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heads_20_42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6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1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5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objectwithoutfill">
      <style:graphic-properties draw:stroke="solid" draw:stroke-dash="Long_20_Dash" svg:stroke-color="#000000" draw:marker-start="Arrowheads_20_46" draw:marker-end="Arrow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2.27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Arrowheads_20_45" draw:marker-start-width="0.203cm" draw:marker-end="Arrow" draw:marker-end-width="0.305cm" draw:fill="none" draw:textarea-vertical-align="middle" loext:decorative="false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2.27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solid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23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heads_20_44" draw:marker-end-width="0.20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start="Arrowheads_20_48" draw:marker-end="Arrowheads_20_47" draw:marker-end-width="0.203cm" draw:fill="none" draw:textarea-vertical-align="middle" loext:decorative="false"/>
    </style:style>
    <style:style style:name="gr69" style:family="graphic" style:parent-style-name="standard" style:list-style-name="L3">
      <style:graphic-properties draw:stroke="solid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23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color="#000000" draw:marker-start="Arrowheads_20_49" draw:marker-end="Arrow_20_short" draw:marker-end-width="0.203cm" draw:fill="none" draw:textarea-vertical-align="middle" loext:decorative="false"/>
    </style:style>
    <style:style style:name="gr7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9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48cm" loext:decorative="false"/>
    </style:style>
    <style:style style:name="gr11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202cm" loext:decorative="false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120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1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71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2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5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6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T1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</text:span><text:span text:style-name="T1">ai</text:span><text:span text:style-name="T1">l </text:span><text:span text:style-name="T1">S</text:span><text:span text:style-name="T1">e</text:span><text:span text:style-name="T1">r</text:span><text:span text:style-name="T1">vi</text:span><text:span text:style-name="T1">c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824cm" svg:height="0.854cm" svg:x="17.164cm" svg:y="7.115cm">
          <text:list text:style-name="L3">
            <text:list-header>
              <text:p text:style-name="P4"><text:span text:style-name="T1">3 Offer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055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055cm" svg:height="2.54cm" svg:x="32.623cm" svg:y="17.84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</text:span><text:span text:style-name="T2">User </text:span><text:span text:style-name="T2">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4.622cm" svg:height="0.854cm" svg:x="3.353cm" svg:y="12.895cm">
          <text:list text:style-name="L3">
            <text:list-item>
              <text:p text:style-name="P9"><text:span text:style-name="T3">2 </text:span><text:span text:style-name="T3">Offer</text:span><text:span text:style-name="T1"> </text:span><text:span text:style-name="T1">sub</text:span><text:span text:style-name="T1">missi</text:span><text:span text:style-name="T1">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985cm" svg:x="10.919cm" svg:y="12.938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Resourc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7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</text:span><text:span text:style-name="T1">Addr</text:span><text:span text:style-name="T1">ess</text:span></text:p>
              <text:p text:style-name="P15"><text:span text:style-name="T4">bob</text:span><text:span text:style-name="T4">@bar</text:span><text:span text:style-name="T4">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678cm" svg:height="2.04cm" svg:x="16.241cm" svg:y="17.037cm">
          <text:list text:style-name="L3">
            <text:list-header>
              <text:p text:style-name="P4"><text:span text:style-name="T1">6 </text:span><text:span text:style-name="T1">Plac</text:span><text:span text:style-name="T1">ehol</text:span><text:span text:style-name="T1">der </text:span><text:span text:style-name="T1">mess</text:span><text:span text:style-name="T1">age</text:span></text:p>
            </text:list-header>
            <text:list-item>
              <text:p text:style-name="P4"><text:span text:style-name="T1">and </text:span><text:span text:style-name="T1">mail </text:span><text:span text:style-name="T1">reso</text:span><text:span text:style-name="T1">urce</text:span><text:span text:style-name="T1">s</text:span></text:p>
            </text:list-item>
            <text:list-item>
              <text:p text:style-name="P4"><text:span text:style-name="T1">retrie</text:span><text:span text:style-name="T1">val </text:span><text:span text:style-name="T1">using </text:span><text:span text:style-name="T1">A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595cm" svg:height="2.04cm" svg:x="5.482cm" svg:y="17.048cm">
          <text:list text:style-name="L3">
            <text:list-header>
              <text:p text:style-name="P4"><text:span text:style-name="T1">1 Store mail </text:span><text:span text:style-name="T1">resources,</text:span></text:p>
            </text:list-header>
            <text:list-item>
              <text:p text:style-name="P4"><text:span text:style-name="T1">placeholder </text:span><text:span text:style-name="T1">message,</text:span></text:p>
            </text:list-item>
            <text:list-item>
              <text:p text:style-name="P4"><text:span text:style-name="T1">return offer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1cm" svg:height="2.04cm" svg:x="27.281cm" svg:y="17.1cm">
          <text:list text:style-name="L3">
            <text:list-header>
              <text:p text:style-name="P4"><text:span text:style-name="T1">7 Fetch</text:span></text:p>
            </text:list-header>
            <text:list-item>
              <text:p text:style-name="P4"><text:span text:style-name="T1">placeholder </text:span><text:span text:style-name="T1">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draw:layer="layout" svg:width="5.258cm" svg:height="6.985cm" svg:x="21.935cm" svg:y="12.938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1.317cm" svg:y="-0.092cm"/>
          <draw:glue-point draw:id="9" svg:x="1.317cm" svg:y="0.69cm"/>
          <draw:glue-point draw:id="10" svg:x="1.317cm" svg:y="0.103cm"/>
          <text:p text:style-name="P17"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S</text:span><text:span text:style-name="T1">e</text:span><text:span text:style-name="T1">r</text:span><text:span text:style-name="T1">vi</text:span><text:span text:style-name="T1">c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3.851cm" svg:height="0.854cm" svg:x="29.838cm" svg:y="15.317cm">
          <text:list text:style-name="L3">
            <text:list-header>
              <text:p text:style-name="P4"><text:span text:style-name="T1">4 </text:span><text:span text:style-name="T1">Offer </text:span><text:span text:style-name="T1">deliv</text:span><text:span text:style-name="T1">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7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3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draw:layer="layout" svg:width="7.687cm" svg:height="0.854cm" svg:x="15.763cm" svg:y="10.578cm">
          <text:list text:style-name="L3">
            <text:list-item>
              <text:p text:style-name="P20"><text:span text:style-name="T1">Internet Mail </text:span><text:span text:style-name="T1">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.74cm" svg:height="0.854cm" svg:x="17.973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21" draw:layer="layout" svg:width="8.255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1" draw:layer="layout" svg:width="8.283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5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467cm" svg:y1="17.841cm" svg:x2="1.518cm" svg:y2="8.345cm" draw:start-shape="id1" draw:start-glue-point="16" draw:end-shape="id2" draw:end-glue-point="2" svg:d="M1467 17841l51-9496" svg:viewBox="0 0 52 9497">
          <text:p/>
        </draw:connector>
        <draw:custom-shape draw:style-name="gr27" draw:text-style-name="P27" xml:id="id9" draw:id="id9" draw:layer="layout" svg:width="1.702cm" svg:height="0.61cm" svg:x="23.709cm" svg:y="15.87cm">
          <draw:glue-point draw:id="5" svg:x="-4.941cm" svg:y="2.262cm"/>
          <draw:glue-point draw:id="6" svg:x="-4.941cm" svg:y="-1.901cm" draw:escape-direction="up"/>
          <draw:glue-point draw:id="7" svg:x="-4.941cm" svg:y="-1.901cm"/>
          <draw:glue-point draw:id="8" svg:x="-4.941cm" svg:y="-1.901cm"/>
          <draw:glue-point draw:id="9" svg:x="-4.941cm" svg:y="-1.901cm"/>
          <draw:glue-point draw:id="10" svg:x="-4.941cm" svg:y="-1.901cm"/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7.962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8.017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1" draw:layer="layout" svg:width="8.191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6" draw:layer="layout" draw:type="line" svg:x1="5.498cm" svg:y1="19.111cm" svg:x2="12.703cm" svg:y2="19.096cm" draw:start-shape="id1" draw:start-glue-point="1" draw:end-shape="id3" svg:d="M5498 19111l7205-15" svg:viewBox="0 0 7206 16">
          <text:p/>
        </draw:connector>
        <draw:custom-shape draw:style-name="gr34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26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6" draw:text-style-name="P26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7" draw:text-style-name="P25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6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1" draw:text-style-name="P26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2" draw:text-style-name="P26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2" draw:text-style-name="P26" draw:layer="layout" svg:x1="36.562cm" svg:y1="8.331cm" svg:x2="25.411cm" svg:y2="16.175cm" draw:start-shape="id8" draw:start-glue-point="2" draw:end-shape="id9" draw:end-glue-point="1" svg:d="M36562 8331v7844h-11151" svg:viewBox="0 0 11152 7845">
          <text:p/>
        </draw:connector>
        <draw:custom-shape draw:style-name="gr43" draw:text-style-name="P21" draw:layer="layout" svg:width="10.549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21" draw:layer="layout" svg:width="6.449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1" draw:layer="layout" svg:width="7.109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1" draw:layer="layout" svg:width="6.752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1" draw:layer="layout" svg:width="9.14cm" svg:height="0.854cm" svg:x="27.967cm" svg:y="22.359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6.97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4" draw:layer="layout" svg:width="6.405cm" svg:height="1.346cm" svg:x="14.2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1" draw:layer="layout" svg:width="1.612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7" draw:text-style-name="P26" draw:layer="layout" draw:type="line" svg:x1="14.405cm" svg:y1="19.096cm" svg:x2="23.719cm" svg:y2="19.096cm" draw:start-shape="id3" draw:end-shape="id10" draw:end-glue-point="3" svg:d="M14405 19096h9314" svg:viewBox="0 0 9315 1">
          <text:p/>
        </draw:connector>
        <draw:connector draw:style-name="gr58" draw:text-style-name="P26" draw:layer="layout" draw:type="line" svg:x1="32.623cm" svg:y1="19.11cm" svg:x2="25.421cm" svg:y2="19.096cm" draw:start-shape="id11" draw:start-glue-point="3" draw:end-shape="id10" svg:d="M32623 19110l-7202-14" svg:viewBox="0 0 7203 15">
          <text:p/>
        </draw:connector>
        <draw:custom-shape draw:style-name="gr59" draw:text-style-name="P35" draw:layer="layout" svg:width="8.283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35" draw:layer="layout" svg:width="9.553cm" svg:height="0.854cm" svg:x="27.951cm" svg:y="23.032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6" xml:id="id13" draw:id="id13" draw:layer="layout" svg:width="4.953cm" svg:height="2.513cm" svg:x="22.086cm" svg:y="17.25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RS</text:span></text:p>
            </text:list-header>
            <text:list-item>
              <text:p text:style-name="P13"><text:span text:style-name="T1">https://rs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5" draw:layer="layout" svg:width="5.981cm" svg:height="2.633cm" svg:x="16.127cm" svg:y="11.909cm">
          <text:list text:style-name="L3">
            <text:list-header>
              <text:p text:style-name="P4"><text:span text:style-name="T1">5 Answer to offer</text:span></text:p>
            </text:list-header>
            <text:list-item>
              <text:p text:style-name="P4"><text:span text:style-name="T1">(Accepted, Rejected,</text:span></text:p>
            </text:list-item>
            <text:list-item>
              <text:p text:style-name="P4"><text:span text:style-name="T1"><text:s/></text:span><text:span text:style-name="T1">Forwarded), if accepted,</text:span></text:p>
            </text:list-item>
            <text:list-item>
              <text:p text:style-name="P4"><text:span text:style-name="T1">return A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3" draw:text-style-name="P26" draw:layer="layout" draw:type="line" svg:x1="23.709cm" svg:y1="16.175cm" svg:x2="16.023cm" svg:y2="14.574cm" draw:start-shape="id9" draw:end-shape="id12" draw:end-glue-point="1" svg:d="M23709 16175l-7686-1601" svg:viewBox="0 0 7687 1602">
          <text:p/>
        </draw:connector>
        <draw:custom-shape draw:style-name="gr64" draw:text-style-name="P35" draw:layer="layout" svg:width="9.113cm" svg:height="0.854cm" svg:x="27.993cm" svg:y="21.032cm">
          <text:list text:style-name="L3">
            <text:list-item>
              <text:p text:style-name="P17"><text:span text:style-name="T1">Authorization Server</text:span><text:span text:style-name="T1"><text:tab/></text:span><text:span text:style-name="T1"><text:tab/></text:span><text:span text:style-name="T1"><text:tab/></text:span><text:span text:style-name="T1">(A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6" xml:id="id14" draw:id="id14" draw:layer="layout" svg:width="4.953cm" svg:height="2.513cm" svg:x="11.07cm" svg:y="17.25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RS</text:span></text:p>
            </text:list-header>
            <text:list-item>
              <text:p text:style-name="P13"><text:span text:style-name="T1">https://rs.foo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xml:id="id12" draw:id="id12" draw:layer="layout" svg:width="4.953cm" svg:height="1.473cm" svg:x="11.07cm" svg:y="13.838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AS</text:span></text:p>
            </text:list-header>
            <text:list-item>
              <text:p text:style-name="P13"><text:span text:style-name="T1">https://as.foo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6" draw:layer="layout" draw:type="line" svg:x1="24.56cm" svg:y1="16.48cm" svg:x2="24.562cm" svg:y2="17.256cm" draw:start-shape="id9" draw:start-glue-point="2" draw:end-shape="id13" draw:end-glue-point="0" svg:d="M24560 16480l2 776" svg:viewBox="0 0 3 777">
          <text:p/>
        </draw:connector>
        <draw:connector draw:style-name="gr68" draw:text-style-name="P26" draw:layer="layout" draw:type="line" svg:x1="13.546cm" svg:y1="17.256cm" svg:x2="13.546cm" svg:y2="15.311cm" draw:start-shape="id14" draw:start-glue-point="0" draw:end-shape="id12" draw:end-glue-point="2" svg:d="M13546 17256v-1945" svg:viewBox="0 0 1 1946">
          <text:p/>
        </draw:connector>
        <draw:custom-shape draw:style-name="gr69" draw:text-style-name="P36" xml:id="id15" draw:id="id15" draw:layer="layout" svg:width="4.953cm" svg:height="1.473cm" svg:x="22.088cm" svg:y="13.838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AS</text:span></text:p>
            </text:list-header>
            <text:list-item>
              <text:p text:style-name="P13"><text:span text:style-name="T1">https</text:span><text:span text:style-name="T1">://</text:span><text:span text:style-name="T1">as.b</text:span><text:span text:style-name="T1">ar.co</text:span><text:span text:style-name="T1">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26" draw:layer="layout" draw:type="line" svg:x1="24.56cm" svg:y1="15.87cm" svg:x2="24.564cm" svg:y2="15.311cm" draw:start-shape="id9" draw:start-glue-point="0" draw:end-shape="id15" draw:end-glue-point="2" svg:d="M24560 15870l4-559" svg:viewBox="0 0 5 560">
          <text:p/>
        </draw:connector>
        <draw:custom-shape draw:style-name="gr71" draw:text-style-name="P35" draw:layer="layout" svg:width="9.048cm" svg:height="0.854cm" svg:x="27.993cm" svg:y="21.697cm">
          <text:list text:style-name="L3">
            <text:list-item>
              <text:p text:style-name="P17"><text:span text:style-name="T1">Access Token</text:span><text:span text:style-name="T1"><text:tab/></text:span><text:span text:style-name="T1"><text:tab/></text:span><text:span text:style-name="T1"><text:tab/></text:span><text:span text:style-name="T1"><text:tab/></text:span><text:span text:style-name="T1">(AT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5" draw:layer="layout" svg:width="7.495cm" svg:height="0.854cm" svg:x="15.329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7" xml:id="id16" draw:id="id16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xml:id="id26" draw:id="id26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0" draw:layer="layout" svg:width="8.293cm" svg:height="0.854cm" svg:x="1.517cm" svg:y="12.895cm">
          <text:list text:style-name="L3">
            <text:list-item>
              <text:p text:style-name="P9"><text:span text:style-name="T3">2 P</text:span><text:span text:style-name="T1">laceholder message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xml:id="id18" draw:id="id18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4.988cm" svg:height="2.04cm" svg:x="16.575cm" svg:y="16.788cm">
          <text:list text:style-name="L3">
            <text:list-header>
              <text:p text:style-name="P4"><text:span text:style-name="T1">c), d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5" draw:layer="layout" svg:width="5.457cm" svg:height="2.04cm" svg:x="5.716cm" svg:y="17.048cm">
          <text:list text:style-name="L3">
            <text:list-header>
              <text:p text:style-name="P4"><text:span text:style-name="T1">1 Store mail resources</text:span></text:p>
            </text:list-header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5" draw:layer="layout" svg:width="5.21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18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7.523cm" svg:height="0.854cm" svg:x="28.003cm" svg:y="16.194cm">
          <text:list text:style-name="L3">
            <text:list-header>
              <text:p text:style-name="P4"><text:span text:style-name="T1">4 Placeholder message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14" xml:id="id25" draw:id="id25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23" draw:layer="layout" svg:width="7.687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23" draw:layer="layout" svg:width="1.74cm" svg:height="0.854cm" svg:x="17.973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35" draw:layer="layout" svg:width="8.255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35" draw:layer="layout" svg:width="8.283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5" xml:id="id17" draw:id="id17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5" xml:id="id20" draw:id="id20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509cm" svg:y1="17.841cm" svg:x2="1.518cm" svg:y2="8.345cm" draw:start-shape="id16" draw:start-glue-point="16" draw:end-shape="id17" draw:end-glue-point="2" svg:d="M1509 17841l9-9496" svg:viewBox="0 0 10 9497">
          <text:p/>
        </draw:connector>
        <draw:custom-shape draw:style-name="gr94" draw:text-style-name="P27" xml:id="id24" draw:id="id24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0" draw:layer="layout" svg:width="7.962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10" draw:layer="layout" svg:width="8.017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35" draw:layer="layout" svg:width="8.191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8" draw:text-style-name="P26" draw:layer="layout" draw:type="line" svg:x1="5.701cm" svg:y1="19.111cm" svg:x2="12.903cm" svg:y2="19.096cm" draw:start-shape="id16" draw:start-glue-point="1" draw:end-shape="id18" svg:d="M5701 19111l7202-15" svg:viewBox="0 0 7203 16">
          <text:p/>
        </draw:connector>
        <draw:custom-shape draw:style-name="gr99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9" xml:id="id19" draw:id="id19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26" draw:layer="layout" draw:type="line" svg:x1="2.369cm" svg:y1="8.04cm" svg:x2="2.676cm" svg:y2="8.038cm" draw:start-shape="id17" draw:start-glue-point="1" draw:end-shape="id19" draw:end-glue-point="3" svg:d="M2369 8040l307-2" svg:viewBox="0 0 308 3">
          <text:p/>
        </draw:connector>
        <draw:connector draw:style-name="gr36" draw:text-style-name="P26" draw:layer="layout" draw:type="line" svg:x1="3.387cm" svg:y1="8.038cm" svg:x2="3.722cm" svg:y2="8.026cm" draw:start-shape="id19" draw:start-glue-point="1" draw:end-shape="id20" draw:end-glue-point="3" svg:d="M3387 8038l335-12" svg:viewBox="0 0 336 13">
          <text:p/>
        </draw:connector>
        <draw:custom-shape draw:style-name="gr102" draw:text-style-name="P25" xml:id="id21" draw:id="id21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5" xml:id="id23" draw:id="id23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9" xml:id="id22" draw:id="id22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6" draw:layer="layout" draw:type="line" svg:x1="34.347cm" svg:y1="8.04cm" svg:x2="34.654cm" svg:y2="8.038cm" draw:start-shape="id21" draw:start-glue-point="1" draw:end-shape="id22" draw:end-glue-point="3" svg:d="M34347 8040l307-2" svg:viewBox="0 0 308 3">
          <text:p/>
        </draw:connector>
        <draw:connector draw:style-name="gr41" draw:text-style-name="P26" draw:layer="layout" draw:type="line" svg:x1="35.365cm" svg:y1="8.038cm" svg:x2="35.711cm" svg:y2="8.026cm" draw:start-shape="id22" draw:start-glue-point="1" draw:end-shape="id23" draw:end-glue-point="3" svg:d="M35365 8038l346-12" svg:viewBox="0 0 347 13">
          <text:p/>
        </draw:connector>
        <draw:connector draw:style-name="gr42" draw:text-style-name="P26" draw:layer="layout" draw:type="line" svg:x1="5.424cm" svg:y1="8.026cm" svg:x2="32.645cm" svg:y2="8.04cm" draw:start-shape="id20" draw:start-glue-point="1" draw:end-shape="id21" draw:end-glue-point="3" svg:d="M5424 8026l27221 14" svg:viewBox="0 0 27222 15">
          <text:p/>
        </draw:connector>
        <draw:connector draw:style-name="gr42" draw:text-style-name="P26" draw:layer="layout" svg:x1="36.562cm" svg:y1="8.331cm" svg:x2="26.749cm" svg:y2="17.05cm" draw:start-shape="id23" draw:start-glue-point="2" draw:end-shape="id24" draw:end-glue-point="1" svg:d="M36562 8331v8719h-9813" svg:viewBox="0 0 9814 8720">
          <text:p/>
        </draw:connector>
        <draw:custom-shape draw:style-name="gr105" draw:text-style-name="P10" draw:layer="layout" svg:width="10.549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35" draw:layer="layout" svg:width="6.449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35" draw:layer="layout" svg:width="7.109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21" draw:layer="layout" svg:width="6.752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5" draw:layer="layout" svg:width="9.14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35" draw:layer="layout" svg:width="9.553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0" draw:layer="layout" svg:width="6.97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34" draw:layer="layout" svg:width="6.405cm" svg:height="1.346cm" svg:x="14.2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1" draw:layer="layout" svg:width="1.612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" draw:text-style-name="P26" draw:layer="layout" draw:type="line" svg:x1="23.519cm" svg:y1="18.931cm" svg:x2="14.605cm" svg:y2="18.944cm" draw:start-shape="id25" draw:start-glue-point="4" draw:end-shape="id18" draw:end-glue-point="9" svg:d="M23519 18931l-8914 13" svg:viewBox="0 0 8915 14">
          <text:p/>
        </draw:connector>
        <draw:connector draw:style-name="gr119" draw:text-style-name="P26" draw:layer="layout" draw:type="line" svg:x1="14.605cm" svg:y1="19.287cm" svg:x2="23.519cm" svg:y2="19.253cm" draw:start-shape="id18" draw:start-glue-point="11" draw:end-shape="id25" draw:end-glue-point="5" svg:d="M14605 19287l8914-34" svg:viewBox="0 0 8915 35">
          <text:p/>
        </draw:connector>
        <draw:connector draw:style-name="gr58" draw:text-style-name="P26" draw:layer="layout" draw:type="line" svg:x1="32.414cm" svg:y1="19.12cm" svg:x2="25.221cm" svg:y2="19.096cm" draw:start-shape="id26" draw:start-glue-point="3" draw:end-shape="id25" svg:d="M32414 19120l-7193-24" svg:viewBox="0 0 7194 25">
          <text:p/>
        </draw:connector>
        <draw:connector draw:style-name="gr120" draw:text-style-name="P26" draw:layer="layout" svg:x1="25.047cm" svg:y1="17.05cm" svg:x2="24.37cm" svg:y2="18.791cm" draw:start-shape="id24" draw:start-glue-point="3" draw:end-shape="id25" draw:end-glue-point="0" svg:d="M25047 17050h-677v1741" svg:viewBox="0 0 678 1742">
          <text:p/>
        </draw:connector>
        <draw:custom-shape draw:style-name="gr121" draw:text-style-name="P35" draw:layer="layout" svg:width="8.283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5" draw:layer="layout" svg:width="9.553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6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4.493cm" svg:height="2.04cm" svg:x="16.622cm" svg:y="14.589cm">
          <text:list text:style-name="L3">
            <text:list-header>
              <text:p text:style-name="P4"><text:span text:style-name="T1">a), b) Permissions</text:span></text:p>
            </text:list-header>
            <text:list-item>
              <text:p text:style-name="P4"><text:span text:style-name="T1">provisioning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42" draw:display-name="Arrowheads 42" svg:viewBox="0 0 20 13" svg:d="M0 13l10-13 10 13z"/>
    <draw:marker draw:name="Arrowheads_20_44" draw:display-name="Arrowheads 44" svg:viewBox="0 7 20 13" svg:d="M0 20l10-13 10 13z"/>
    <draw:marker draw:name="Arrowheads_20_45" draw:display-name="Arrowheads 45" svg:viewBox="0 7 20 13" svg:d="M0 20l10-13 10 13z"/>
    <draw:marker draw:name="Arrowheads_20_46" draw:display-name="Arrowheads 46" svg:viewBox="0 7 20 13" svg:d="M0 20l10-13 10 13z"/>
    <draw:marker draw:name="Arrowheads_20_47" draw:display-name="Arrowheads 47" svg:viewBox="0 7 20 13" svg:d="M0 20l10-13 10 13z"/>
    <draw:marker draw:name="Arrowheads_20_48" draw:display-name="Arrowheads 48" svg:viewBox="0 7 20 13" svg:d="M0 20l10-13 10 13z"/>
    <draw:marker draw:name="Arrowheads_20_49" draw:display-name="Arrowheads 49" svg:viewBox="0 7 20 13" svg:d="M0 20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07T17:47:24.787886154</dc:date>
    <dc:creator>Igor Zboran</dc:creator>
    <meta:editing-duration>P2DT16H56M47S</meta:editing-duration>
    <meta:editing-cycles>589</meta:editing-cycles>
    <meta:generator>LibreOffice/24.8.3.2$Linux_X86_64 LibreOffice_project/e14c9fdd1f585efcbb2c5363087a99d20928d522</meta:generator>
    <meta:document-statistic meta:object-count="140"/>
  </office:meta>
</office:document-meta>
</file>